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012" officeooo:paragraph-rsid="001c18e2"/>
    </style:style>
    <style:style style:name="P2" style:family="paragraph" style:parent-style-name="Standard">
      <style:text-properties officeooo:rsid="0007cbf6" officeooo:paragraph-rsid="001c18e2"/>
    </style:style>
    <style:style style:name="P3" style:family="paragraph" style:parent-style-name="Standard">
      <style:text-properties officeooo:rsid="00086a34" officeooo:paragraph-rsid="001c18e2"/>
    </style:style>
    <style:style style:name="P4" style:family="paragraph" style:parent-style-name="Standard">
      <style:text-properties officeooo:rsid="001f966c" officeooo:paragraph-rsid="001f966c"/>
    </style:style>
    <style:style style:name="T1" style:family="text">
      <style:text-properties officeooo:rsid="0007cd4e"/>
    </style:style>
    <style:style style:name="T2" style:family="text">
      <style:text-properties officeooo:rsid="000a7547"/>
    </style:style>
    <style:style style:name="T3" style:family="text">
      <style:text-properties officeooo:rsid="001c18e2"/>
    </style:style>
    <style:style style:name="T4" style:family="text">
      <style:text-properties officeooo:rsid="001fa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No rebalancing done on the dataset</text:p>
      <text:p text:style-name="P2">ResNet Architecture <text:span text:style-name="T1">with Batch Normalization</text:span></text:p>
      <text:p text:style-name="P2">Feature scaling<text:span text:style-name="T2">(Standard Scaling)</text:span> on <text:span text:style-name="T3">training dataset followed by transform on the testing dataset</text:span></text:p>
      <text:p text:style-name="P2">Constant learning rat<text:span text:style-name="T3">e</text:span></text:p>
      <text:p text:style-name="P2">ReLU activation function in all layers</text:p>
      <text:p text:style-name="P3">Adam optimizer<text:tab/></text:p>
      <text:p text:style-name="P1">Validation Loss: <text:span text:style-name="T4">0.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40:10.710798126</meta:creation-date>
    <dc:date>2019-10-18T15:08:09.886280214</dc:date>
    <meta:editing-duration>PT1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8" meta:character-count="272" meta:non-whitespace-character-count="240"/>
  </office:meta>
</office:document-meta>
</file>